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eeeeee"/>
    </style:style>
    <style:style style:name="ce3" style:family="table-cell" style:parent-style-name="Default" style:data-style-name="N107">
      <style:table-cell-properties fo:background-color="#ffff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eeeeee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mm" svg:y="140.99mm">
            <loext:p draw:notify-on-update-of-ranges="Hoja1.A31:Hoja1.N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" table:default-cell-style-name="ce4"/>
        <table:table-column table:style-name="co5" table:number-columns-repeated="2" table:default-cell-style-name="Default"/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429" calcext:value-type="float">
            <text:p>429</text:p>
          </table:table-cell>
          <table:table-cell office:value-type="float" office:value="970" calcext:value-type="float">
            <text:p>970</text:p>
          </table:table-cell>
          <table:table-cell office:value-type="float" office:value="1829" calcext:value-type="float">
            <text:p>1829</text:p>
          </table:table-cell>
          <table:table-cell office:value-type="float" office:value="2675" calcext:value-type="float">
            <text:p>2675</text:p>
          </table:table-cell>
          <table:table-cell office:value-type="float" office:value="4064" calcext:value-type="float">
            <text:p>4064</text:p>
          </table:table-cell>
          <table:table-cell office:value-type="float" office:value="5891" calcext:value-type="float">
            <text:p>5891</text:p>
          </table:table-cell>
          <table:table-cell office:value-type="float" office:value="8754" calcext:value-type="float">
            <text:p>8754</text:p>
          </table:table-cell>
          <table:table-cell office:value-type="float" office:value="12319" calcext:value-type="float">
            <text:p>12319</text:p>
          </table:table-cell>
          <table:table-cell office:value-type="float" office:value="23136" calcext:value-type="float">
            <text:p>23136</text:p>
          </table:table-cell>
          <table:table-cell office:value-type="float" office:value="42365" calcext:value-type="float">
            <text:p>42365</text:p>
          </table:table-cell>
          <table:table-cell office:value-type="float" office:value="67263" calcext:value-type="float">
            <text:p>67263</text:p>
          </table:table-cell>
          <table:table-cell office:value-type="string" calcext:value-type="string">
            <text:p>Hilos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462" calcext:value-type="float">
            <text:p>462</text:p>
          </table:table-cell>
          <table:table-cell office:value-type="float" office:value="1189" calcext:value-type="float">
            <text:p>1189</text:p>
          </table:table-cell>
          <table:table-cell office:value-type="float" office:value="1991" calcext:value-type="float">
            <text:p>1991</text:p>
          </table:table-cell>
          <table:table-cell office:value-type="float" office:value="2817" calcext:value-type="float">
            <text:p>2817</text:p>
          </table:table-cell>
          <table:table-cell office:value-type="float" office:value="4261" calcext:value-type="float">
            <text:p>4261</text:p>
          </table:table-cell>
          <table:table-cell office:value-type="float" office:value="6436" calcext:value-type="float">
            <text:p>6436</text:p>
          </table:table-cell>
          <table:table-cell office:value-type="float" office:value="9136" calcext:value-type="float">
            <text:p>9136</text:p>
          </table:table-cell>
          <table:table-cell office:value-type="float" office:value="12937" calcext:value-type="float">
            <text:p>12937</text:p>
          </table:table-cell>
          <table:table-cell office:value-type="float" office:value="24405" calcext:value-type="float">
            <text:p>24405</text:p>
          </table:table-cell>
          <table:table-cell office:value-type="float" office:value="43111" calcext:value-type="float">
            <text:p>43111</text:p>
          </table:table-cell>
          <table:table-cell office:value-type="float" office:value="68398" calcext:value-type="float">
            <text:p>6839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547" calcext:value-type="float">
            <text:p>547</text:p>
          </table:table-cell>
          <table:table-cell office:value-type="float" office:value="1234" calcext:value-type="float">
            <text:p>1234</text:p>
          </table:table-cell>
          <table:table-cell office:value-type="float" office:value="2306" calcext:value-type="float">
            <text:p>2306</text:p>
          </table:table-cell>
          <table:table-cell office:value-type="float" office:value="3467" calcext:value-type="float">
            <text:p>3467</text:p>
          </table:table-cell>
          <table:table-cell office:value-type="float" office:value="5093" calcext:value-type="float">
            <text:p>5093</text:p>
          </table:table-cell>
          <table:table-cell office:value-type="float" office:value="7185" calcext:value-type="float">
            <text:p>7185</text:p>
          </table:table-cell>
          <table:table-cell office:value-type="float" office:value="9622" calcext:value-type="float">
            <text:p>9622</text:p>
          </table:table-cell>
          <table:table-cell office:value-type="float" office:value="13640" calcext:value-type="float">
            <text:p>13640</text:p>
          </table:table-cell>
          <table:table-cell office:value-type="float" office:value="25162" calcext:value-type="float">
            <text:p>25162</text:p>
          </table:table-cell>
          <table:table-cell office:value-type="float" office:value="42387" calcext:value-type="float">
            <text:p>42387</text:p>
          </table:table-cell>
          <table:table-cell office:value-type="float" office:value="68261" calcext:value-type="float">
            <text:p>6826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556" calcext:value-type="float">
            <text:p>556</text:p>
          </table:table-cell>
          <table:table-cell office:value-type="float" office:value="1327" calcext:value-type="float">
            <text:p>1327</text:p>
          </table:table-cell>
          <table:table-cell office:value-type="float" office:value="2309" calcext:value-type="float">
            <text:p>2309</text:p>
          </table:table-cell>
          <table:table-cell office:value-type="float" office:value="3663" calcext:value-type="float">
            <text:p>3663</text:p>
          </table:table-cell>
          <table:table-cell office:value-type="float" office:value="5153" calcext:value-type="float">
            <text:p>5153</text:p>
          </table:table-cell>
          <table:table-cell office:value-type="float" office:value="7372" calcext:value-type="float">
            <text:p>7372</text:p>
          </table:table-cell>
          <table:table-cell office:value-type="float" office:value="9618" calcext:value-type="float">
            <text:p>9618</text:p>
          </table:table-cell>
          <table:table-cell office:value-type="float" office:value="13362" calcext:value-type="float">
            <text:p>13362</text:p>
          </table:table-cell>
          <table:table-cell office:value-type="float" office:value="24282" calcext:value-type="float">
            <text:p>24282</text:p>
          </table:table-cell>
          <table:table-cell office:value-type="float" office:value="43510" calcext:value-type="float">
            <text:p>43510</text:p>
          </table:table-cell>
          <table:table-cell office:value-type="float" office:value="67416" calcext:value-type="float">
            <text:p>67416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581" calcext:value-type="float">
            <text:p>581</text:p>
          </table:table-cell>
          <table:table-cell office:value-type="float" office:value="1251" calcext:value-type="float">
            <text:p>1251</text:p>
          </table:table-cell>
          <table:table-cell office:value-type="float" office:value="2174" calcext:value-type="float">
            <text:p>2174</text:p>
          </table:table-cell>
          <table:table-cell office:value-type="float" office:value="3611" calcext:value-type="float">
            <text:p>3611</text:p>
          </table:table-cell>
          <table:table-cell office:value-type="float" office:value="5237" calcext:value-type="float">
            <text:p>5237</text:p>
          </table:table-cell>
          <table:table-cell office:value-type="float" office:value="6809" calcext:value-type="float">
            <text:p>6809</text:p>
          </table:table-cell>
          <table:table-cell office:value-type="float" office:value="9752" calcext:value-type="float">
            <text:p>9752</text:p>
          </table:table-cell>
          <table:table-cell office:value-type="float" office:value="13240" calcext:value-type="float">
            <text:p>13240</text:p>
          </table:table-cell>
          <table:table-cell office:value-type="float" office:value="24564" calcext:value-type="float">
            <text:p>24564</text:p>
          </table:table-cell>
          <table:table-cell office:value-type="float" office:value="43353" calcext:value-type="float">
            <text:p>43353</text:p>
          </table:table-cell>
          <table:table-cell office:value-type="float" office:value="68309" calcext:value-type="float">
            <text:p>68309</text:p>
          </table:table-cell>
          <table:table-cell office:value-type="string" calcext:value-type="string">
            <text:p>N =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555" calcext:value-type="float">
            <text:p>555</text:p>
          </table:table-cell>
          <table:table-cell office:value-type="float" office:value="1329" calcext:value-type="float">
            <text:p>1329</text:p>
          </table:table-cell>
          <table:table-cell office:value-type="float" office:value="2443" calcext:value-type="float">
            <text:p>2443</text:p>
          </table:table-cell>
          <table:table-cell office:value-type="float" office:value="3677" calcext:value-type="float">
            <text:p>3677</text:p>
          </table:table-cell>
          <table:table-cell office:value-type="float" office:value="5130" calcext:value-type="float">
            <text:p>5130</text:p>
          </table:table-cell>
          <table:table-cell office:value-type="float" office:value="6970" calcext:value-type="float">
            <text:p>6970</text:p>
          </table:table-cell>
          <table:table-cell office:value-type="float" office:value="9810" calcext:value-type="float">
            <text:p>9810</text:p>
          </table:table-cell>
          <table:table-cell office:value-type="float" office:value="13502" calcext:value-type="float">
            <text:p>13502</text:p>
          </table:table-cell>
          <table:table-cell office:value-type="float" office:value="24398" calcext:value-type="float">
            <text:p>24398</text:p>
          </table:table-cell>
          <table:table-cell office:value-type="float" office:value="43728" calcext:value-type="float">
            <text:p>43728</text:p>
          </table:table-cell>
          <table:table-cell office:value-type="float" office:value="69256" calcext:value-type="float">
            <text:p>69256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530" calcext:value-type="float">
            <text:p>530</text:p>
          </table:table-cell>
          <table:table-cell office:value-type="float" office:value="1125" calcext:value-type="float">
            <text:p>1125</text:p>
          </table:table-cell>
          <table:table-cell office:value-type="float" office:value="2029" calcext:value-type="float">
            <text:p>2029</text:p>
          </table:table-cell>
          <table:table-cell office:value-type="float" office:value="3528" calcext:value-type="float">
            <text:p>3528</text:p>
          </table:table-cell>
          <table:table-cell office:value-type="float" office:value="5327" calcext:value-type="float">
            <text:p>5327</text:p>
          </table:table-cell>
          <table:table-cell office:value-type="float" office:value="6928" calcext:value-type="float">
            <text:p>6928</text:p>
          </table:table-cell>
          <table:table-cell office:value-type="float" office:value="9868" calcext:value-type="float">
            <text:p>9868</text:p>
          </table:table-cell>
          <table:table-cell office:value-type="float" office:value="13489" calcext:value-type="float">
            <text:p>13489</text:p>
          </table:table-cell>
          <table:table-cell office:value-type="float" office:value="25207" calcext:value-type="float">
            <text:p>25207</text:p>
          </table:table-cell>
          <table:table-cell office:value-type="float" office:value="43249" calcext:value-type="float">
            <text:p>43249</text:p>
          </table:table-cell>
          <table:table-cell office:value-type="float" office:value="69427" calcext:value-type="float">
            <text:p>69427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538" calcext:value-type="float">
            <text:p>538</text:p>
          </table:table-cell>
          <table:table-cell office:value-type="float" office:value="1238" calcext:value-type="float">
            <text:p>1238</text:p>
          </table:table-cell>
          <table:table-cell office:value-type="float" office:value="2248" calcext:value-type="float">
            <text:p>2248</text:p>
          </table:table-cell>
          <table:table-cell office:value-type="float" office:value="3493" calcext:value-type="float">
            <text:p>3493</text:p>
          </table:table-cell>
          <table:table-cell office:value-type="float" office:value="5338" calcext:value-type="float">
            <text:p>5338</text:p>
          </table:table-cell>
          <table:table-cell office:value-type="float" office:value="6966" calcext:value-type="float">
            <text:p>6966</text:p>
          </table:table-cell>
          <table:table-cell office:value-type="float" office:value="9775" calcext:value-type="float">
            <text:p>9775</text:p>
          </table:table-cell>
          <table:table-cell office:value-type="float" office:value="13284" calcext:value-type="float">
            <text:p>13284</text:p>
          </table:table-cell>
          <table:table-cell office:value-type="float" office:value="25011" calcext:value-type="float">
            <text:p>25011</text:p>
          </table:table-cell>
          <table:table-cell office:value-type="float" office:value="43007" calcext:value-type="float">
            <text:p>43007</text:p>
          </table:table-cell>
          <table:table-cell office:value-type="float" office:value="68813" calcext:value-type="float">
            <text:p>68813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586" calcext:value-type="float">
            <text:p>586</text:p>
          </table:table-cell>
          <table:table-cell office:value-type="float" office:value="1301" calcext:value-type="float">
            <text:p>1301</text:p>
          </table:table-cell>
          <table:table-cell office:value-type="float" office:value="2273" calcext:value-type="float">
            <text:p>2273</text:p>
          </table:table-cell>
          <table:table-cell office:value-type="float" office:value="3482" calcext:value-type="float">
            <text:p>3482</text:p>
          </table:table-cell>
          <table:table-cell office:value-type="float" office:value="5263" calcext:value-type="float">
            <text:p>5263</text:p>
          </table:table-cell>
          <table:table-cell office:value-type="float" office:value="7038" calcext:value-type="float">
            <text:p>7038</text:p>
          </table:table-cell>
          <table:table-cell office:value-type="float" office:value="9945" calcext:value-type="float">
            <text:p>9945</text:p>
          </table:table-cell>
          <table:table-cell office:value-type="float" office:value="13813" calcext:value-type="float">
            <text:p>13813</text:p>
          </table:table-cell>
          <table:table-cell office:value-type="float" office:value="24488" calcext:value-type="float">
            <text:p>24488</text:p>
          </table:table-cell>
          <table:table-cell office:value-type="float" office:value="43540" calcext:value-type="float">
            <text:p>43540</text:p>
          </table:table-cell>
          <table:table-cell office:value-type="float" office:value="70682" calcext:value-type="float">
            <text:p>70682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556" calcext:value-type="float">
            <text:p>556</text:p>
          </table:table-cell>
          <table:table-cell office:value-type="float" office:value="1313" calcext:value-type="float">
            <text:p>1313</text:p>
          </table:table-cell>
          <table:table-cell office:value-type="float" office:value="2305" calcext:value-type="float">
            <text:p>2305</text:p>
          </table:table-cell>
          <table:table-cell office:value-type="float" office:value="3517" calcext:value-type="float">
            <text:p>3517</text:p>
          </table:table-cell>
          <table:table-cell office:value-type="float" office:value="5096" calcext:value-type="float">
            <text:p>5096</text:p>
          </table:table-cell>
          <table:table-cell office:value-type="float" office:value="6995" calcext:value-type="float">
            <text:p>6995</text:p>
          </table:table-cell>
          <table:table-cell office:value-type="float" office:value="9571" calcext:value-type="float">
            <text:p>9571</text:p>
          </table:table-cell>
          <table:table-cell office:value-type="float" office:value="13628" calcext:value-type="float">
            <text:p>13628</text:p>
          </table:table-cell>
          <table:table-cell office:value-type="float" office:value="24779" calcext:value-type="float">
            <text:p>24779</text:p>
          </table:table-cell>
          <table:table-cell office:value-type="float" office:value="43395" calcext:value-type="float">
            <text:p>43395</text:p>
          </table:table-cell>
          <table:table-cell office:value-type="float" office:value="66653" calcext:value-type="float">
            <text:p>66653</text:p>
          </table:table-cell>
          <table:table-cell table:number-columns-repeated="2"/>
        </table:table-row>
        <table:table-row table:style-name="ro1">
          <table:table-cell table:style-name="ce3" table:formula="of:=SUM([.A3:.A12])/[.$P7]" office:value-type="float" office:value="2.9" calcext:value-type="float">
            <text:p>2,9</text:p>
          </table:table-cell>
          <table:table-cell table:style-name="ce3" table:formula="of:=SUM([.B3:.B12])/[.$P7]" office:value-type="float" office:value="14.8" calcext:value-type="float">
            <text:p>14,8</text:p>
          </table:table-cell>
          <table:table-cell table:style-name="ce3" table:formula="of:=SUM([.C3:.C12])/[.$P7]" office:value-type="float" office:value="136.3" calcext:value-type="float">
            <text:p>136,3</text:p>
          </table:table-cell>
          <table:table-cell table:style-name="ce3" table:formula="of:=SUM([.D3:.D12])/[.$P7]" office:value-type="float" office:value="534" calcext:value-type="float">
            <text:p>534,0</text:p>
          </table:table-cell>
          <table:table-cell table:style-name="ce3" table:formula="of:=SUM([.E3:.E12])/[.$P7]" office:value-type="float" office:value="1227.7" calcext:value-type="float">
            <text:p>1227,7</text:p>
          </table:table-cell>
          <table:table-cell table:style-name="ce3" table:formula="of:=SUM([.F3:.F12])/[.$P7]" office:value-type="float" office:value="2190.7" calcext:value-type="float">
            <text:p>2190,7</text:p>
          </table:table-cell>
          <table:table-cell table:style-name="ce3" table:formula="of:=SUM([.G3:.G12])/[.$P7]" office:value-type="float" office:value="3393" calcext:value-type="float">
            <text:p>3393,0</text:p>
          </table:table-cell>
          <table:table-cell table:style-name="ce3" table:formula="of:=SUM([.H3:.H12])/[.$P7]" office:value-type="float" office:value="4996.2" calcext:value-type="float">
            <text:p>4996,2</text:p>
          </table:table-cell>
          <table:table-cell table:style-name="ce3" table:formula="of:=SUM([.I3:.I12])/[.$P7]" office:value-type="float" office:value="6859" calcext:value-type="float">
            <text:p>6859,0</text:p>
          </table:table-cell>
          <table:table-cell table:style-name="ce3" table:formula="of:=SUM([.J3:.J12])/[.$P7]" office:value-type="float" office:value="9585.1" calcext:value-type="float">
            <text:p>9585,1</text:p>
          </table:table-cell>
          <table:table-cell table:style-name="ce3" table:formula="of:=SUM([.K3:.K12])/[.$P7]" office:value-type="float" office:value="13321.4" calcext:value-type="float">
            <text:p>13321,4</text:p>
          </table:table-cell>
          <table:table-cell table:style-name="ce3" table:formula="of:=SUM([.L3:.L12])/[.$P7]" office:value-type="float" office:value="24543.2" calcext:value-type="float">
            <text:p>24543,2</text:p>
          </table:table-cell>
          <table:table-cell table:style-name="ce3" table:formula="of:=SUM([.M3:.M12])/[.$P7]" office:value-type="float" office:value="43164.5" calcext:value-type="float">
            <text:p>43164,5</text:p>
          </table:table-cell>
          <table:table-cell table:style-name="ce3" table:formula="of:=SUM([.N3:.N12])/[.$P7]" office:value-type="float" office:value="68447.8" calcext:value-type="float">
            <text:p>68447,8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417" calcext:value-type="float">
            <text:p>417</text:p>
          </table:table-cell>
          <table:table-cell office:value-type="float" office:value="1057" calcext:value-type="float">
            <text:p>1057</text:p>
          </table:table-cell>
          <table:table-cell office:value-type="float" office:value="2054" calcext:value-type="float">
            <text:p>2054</text:p>
          </table:table-cell>
          <table:table-cell office:value-type="float" office:value="3502" calcext:value-type="float">
            <text:p>3502</text:p>
          </table:table-cell>
          <table:table-cell office:value-type="float" office:value="5507" calcext:value-type="float">
            <text:p>5507</text:p>
          </table:table-cell>
          <table:table-cell office:value-type="float" office:value="8315" calcext:value-type="float">
            <text:p>8315</text:p>
          </table:table-cell>
          <table:table-cell office:value-type="float" office:value="12462" calcext:value-type="float">
            <text:p>12462</text:p>
          </table:table-cell>
          <table:table-cell office:value-type="float" office:value="20189" calcext:value-type="float">
            <text:p>20189</text:p>
          </table:table-cell>
          <table:table-cell office:value-type="float" office:value="47240" calcext:value-type="float">
            <text:p>47240</text:p>
          </table:table-cell>
          <table:table-cell office:value-type="float" office:value="74672" calcext:value-type="float">
            <text:p>74672</text:p>
          </table:table-cell>
          <table:table-cell office:value-type="float" office:value="104515" calcext:value-type="float">
            <text:p>104515</text:p>
          </table:table-cell>
          <table:table-cell office:value-type="string" calcext:value-type="string">
            <text:p>Secuencial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504" calcext:value-type="float">
            <text:p>504</text:p>
          </table:table-cell>
          <table:table-cell office:value-type="float" office:value="1165" calcext:value-type="float">
            <text:p>1165</text:p>
          </table:table-cell>
          <table:table-cell office:value-type="float" office:value="2570" calcext:value-type="float">
            <text:p>2570</text:p>
          </table:table-cell>
          <table:table-cell office:value-type="float" office:value="5056" calcext:value-type="float">
            <text:p>5056</text:p>
          </table:table-cell>
          <table:table-cell office:value-type="float" office:value="7148" calcext:value-type="float">
            <text:p>7148</text:p>
          </table:table-cell>
          <table:table-cell office:value-type="float" office:value="11577" calcext:value-type="float">
            <text:p>11577</text:p>
          </table:table-cell>
          <table:table-cell office:value-type="float" office:value="16327" calcext:value-type="float">
            <text:p>16327</text:p>
          </table:table-cell>
          <table:table-cell office:value-type="float" office:value="23463" calcext:value-type="float">
            <text:p>23463</text:p>
          </table:table-cell>
          <table:table-cell office:value-type="float" office:value="42083" calcext:value-type="float">
            <text:p>42083</text:p>
          </table:table-cell>
          <table:table-cell office:value-type="float" office:value="63979" calcext:value-type="float">
            <text:p>63979</text:p>
          </table:table-cell>
          <table:table-cell office:value-type="float" office:value="97223" calcext:value-type="float">
            <text:p>97223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428" calcext:value-type="float">
            <text:p>428</text:p>
          </table:table-cell>
          <table:table-cell office:value-type="float" office:value="1130" calcext:value-type="float">
            <text:p>1130</text:p>
          </table:table-cell>
          <table:table-cell office:value-type="float" office:value="2213" calcext:value-type="float">
            <text:p>2213</text:p>
          </table:table-cell>
          <table:table-cell office:value-type="float" office:value="3874" calcext:value-type="float">
            <text:p>3874</text:p>
          </table:table-cell>
          <table:table-cell office:value-type="float" office:value="6244" calcext:value-type="float">
            <text:p>6244</text:p>
          </table:table-cell>
          <table:table-cell office:value-type="float" office:value="9487" calcext:value-type="float">
            <text:p>9487</text:p>
          </table:table-cell>
          <table:table-cell office:value-type="float" office:value="14982" calcext:value-type="float">
            <text:p>14982</text:p>
          </table:table-cell>
          <table:table-cell office:value-type="float" office:value="20658" calcext:value-type="float">
            <text:p>20658</text:p>
          </table:table-cell>
          <table:table-cell office:value-type="float" office:value="36996" calcext:value-type="float">
            <text:p>36996</text:p>
          </table:table-cell>
          <table:table-cell office:value-type="float" office:value="66648" calcext:value-type="float">
            <text:p>66648</text:p>
          </table:table-cell>
          <table:table-cell office:value-type="float" office:value="97967" calcext:value-type="float">
            <text:p>97967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476" calcext:value-type="float">
            <text:p>476</text:p>
          </table:table-cell>
          <table:table-cell office:value-type="float" office:value="1108" calcext:value-type="float">
            <text:p>1108</text:p>
          </table:table-cell>
          <table:table-cell office:value-type="float" office:value="2300" calcext:value-type="float">
            <text:p>2300</text:p>
          </table:table-cell>
          <table:table-cell office:value-type="float" office:value="4216" calcext:value-type="float">
            <text:p>4216</text:p>
          </table:table-cell>
          <table:table-cell office:value-type="float" office:value="6632" calcext:value-type="float">
            <text:p>6632</text:p>
          </table:table-cell>
          <table:table-cell office:value-type="float" office:value="10501" calcext:value-type="float">
            <text:p>10501</text:p>
          </table:table-cell>
          <table:table-cell office:value-type="float" office:value="15559" calcext:value-type="float">
            <text:p>15559</text:p>
          </table:table-cell>
          <table:table-cell office:value-type="float" office:value="22198" calcext:value-type="float">
            <text:p>22198</text:p>
          </table:table-cell>
          <table:table-cell office:value-type="float" office:value="40556" calcext:value-type="float">
            <text:p>40556</text:p>
          </table:table-cell>
          <table:table-cell office:value-type="float" office:value="65863" calcext:value-type="float">
            <text:p>65863</text:p>
          </table:table-cell>
          <table:table-cell office:value-type="float" office:value="95134" calcext:value-type="float">
            <text:p>95134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413" calcext:value-type="float">
            <text:p>413</text:p>
          </table:table-cell>
          <table:table-cell office:value-type="float" office:value="1011" calcext:value-type="float">
            <text:p>1011</text:p>
          </table:table-cell>
          <table:table-cell office:value-type="float" office:value="1975" calcext:value-type="float">
            <text:p>1975</text:p>
          </table:table-cell>
          <table:table-cell office:value-type="float" office:value="3421" calcext:value-type="float">
            <text:p>3421</text:p>
          </table:table-cell>
          <table:table-cell office:value-type="float" office:value="5822" calcext:value-type="float">
            <text:p>5822</text:p>
          </table:table-cell>
          <table:table-cell office:value-type="float" office:value="8618" calcext:value-type="float">
            <text:p>8618</text:p>
          </table:table-cell>
          <table:table-cell office:value-type="float" office:value="13102" calcext:value-type="float">
            <text:p>13102</text:p>
          </table:table-cell>
          <table:table-cell office:value-type="float" office:value="19000" calcext:value-type="float">
            <text:p>19000</text:p>
          </table:table-cell>
          <table:table-cell office:value-type="float" office:value="37109" calcext:value-type="float">
            <text:p>37109</text:p>
          </table:table-cell>
          <table:table-cell office:value-type="float" office:value="61605" calcext:value-type="float">
            <text:p>61605</text:p>
          </table:table-cell>
          <table:table-cell office:value-type="float" office:value="101100" calcext:value-type="float">
            <text:p>10110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478" calcext:value-type="float">
            <text:p>478</text:p>
          </table:table-cell>
          <table:table-cell office:value-type="float" office:value="1117" calcext:value-type="float">
            <text:p>1117</text:p>
          </table:table-cell>
          <table:table-cell office:value-type="float" office:value="2212" calcext:value-type="float">
            <text:p>2212</text:p>
          </table:table-cell>
          <table:table-cell office:value-type="float" office:value="3963" calcext:value-type="float">
            <text:p>3963</text:p>
          </table:table-cell>
          <table:table-cell office:value-type="float" office:value="6690" calcext:value-type="float">
            <text:p>6690</text:p>
          </table:table-cell>
          <table:table-cell office:value-type="float" office:value="10933" calcext:value-type="float">
            <text:p>10933</text:p>
          </table:table-cell>
          <table:table-cell office:value-type="float" office:value="16965" calcext:value-type="float">
            <text:p>16965</text:p>
          </table:table-cell>
          <table:table-cell office:value-type="float" office:value="23841" calcext:value-type="float">
            <text:p>23841</text:p>
          </table:table-cell>
          <table:table-cell office:value-type="float" office:value="45930" calcext:value-type="float">
            <text:p>45930</text:p>
          </table:table-cell>
          <table:table-cell office:value-type="float" office:value="63482" calcext:value-type="float">
            <text:p>63482</text:p>
          </table:table-cell>
          <table:table-cell office:value-type="float" office:value="97824" calcext:value-type="float">
            <text:p>97824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455" calcext:value-type="float">
            <text:p>455</text:p>
          </table:table-cell>
          <table:table-cell office:value-type="float" office:value="1099" calcext:value-type="float">
            <text:p>1099</text:p>
          </table:table-cell>
          <table:table-cell office:value-type="float" office:value="2179" calcext:value-type="float">
            <text:p>2179</text:p>
          </table:table-cell>
          <table:table-cell office:value-type="float" office:value="3932" calcext:value-type="float">
            <text:p>3932</text:p>
          </table:table-cell>
          <table:table-cell office:value-type="float" office:value="8220" calcext:value-type="float">
            <text:p>8220</text:p>
          </table:table-cell>
          <table:table-cell office:value-type="float" office:value="11052" calcext:value-type="float">
            <text:p>11052</text:p>
          </table:table-cell>
          <table:table-cell office:value-type="float" office:value="16597" calcext:value-type="float">
            <text:p>16597</text:p>
          </table:table-cell>
          <table:table-cell office:value-type="float" office:value="23017" calcext:value-type="float">
            <text:p>23017</text:p>
          </table:table-cell>
          <table:table-cell office:value-type="float" office:value="42525" calcext:value-type="float">
            <text:p>42525</text:p>
          </table:table-cell>
          <table:table-cell office:value-type="float" office:value="63372" calcext:value-type="float">
            <text:p>63372</text:p>
          </table:table-cell>
          <table:table-cell office:value-type="float" office:value="96042" calcext:value-type="float">
            <text:p>96042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445" calcext:value-type="float">
            <text:p>445</text:p>
          </table:table-cell>
          <table:table-cell office:value-type="float" office:value="1095" calcext:value-type="float">
            <text:p>1095</text:p>
          </table:table-cell>
          <table:table-cell office:value-type="float" office:value="2144" calcext:value-type="float">
            <text:p>2144</text:p>
          </table:table-cell>
          <table:table-cell office:value-type="float" office:value="3768" calcext:value-type="float">
            <text:p>3768</text:p>
          </table:table-cell>
          <table:table-cell office:value-type="float" office:value="6651" calcext:value-type="float">
            <text:p>6651</text:p>
          </table:table-cell>
          <table:table-cell office:value-type="float" office:value="9834" calcext:value-type="float">
            <text:p>9834</text:p>
          </table:table-cell>
          <table:table-cell office:value-type="float" office:value="16818" calcext:value-type="float">
            <text:p>16818</text:p>
          </table:table-cell>
          <table:table-cell office:value-type="float" office:value="23467" calcext:value-type="float">
            <text:p>23467</text:p>
          </table:table-cell>
          <table:table-cell office:value-type="float" office:value="39467" calcext:value-type="float">
            <text:p>39467</text:p>
          </table:table-cell>
          <table:table-cell office:value-type="float" office:value="70408" calcext:value-type="float">
            <text:p>70408</text:p>
          </table:table-cell>
          <table:table-cell office:value-type="float" office:value="102011" calcext:value-type="float">
            <text:p>102011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438" calcext:value-type="float">
            <text:p>438</text:p>
          </table:table-cell>
          <table:table-cell office:value-type="float" office:value="1064" calcext:value-type="float">
            <text:p>1064</text:p>
          </table:table-cell>
          <table:table-cell office:value-type="float" office:value="2184" calcext:value-type="float">
            <text:p>2184</text:p>
          </table:table-cell>
          <table:table-cell office:value-type="float" office:value="4336" calcext:value-type="float">
            <text:p>4336</text:p>
          </table:table-cell>
          <table:table-cell office:value-type="float" office:value="7879" calcext:value-type="float">
            <text:p>7879</text:p>
          </table:table-cell>
          <table:table-cell office:value-type="float" office:value="9919" calcext:value-type="float">
            <text:p>9919</text:p>
          </table:table-cell>
          <table:table-cell office:value-type="float" office:value="14832" calcext:value-type="float">
            <text:p>14832</text:p>
          </table:table-cell>
          <table:table-cell office:value-type="float" office:value="22486" calcext:value-type="float">
            <text:p>22486</text:p>
          </table:table-cell>
          <table:table-cell office:value-type="float" office:value="42328" calcext:value-type="float">
            <text:p>42328</text:p>
          </table:table-cell>
          <table:table-cell office:value-type="float" office:value="64428" calcext:value-type="float">
            <text:p>64428</text:p>
          </table:table-cell>
          <table:table-cell office:value-type="float" office:value="99708" calcext:value-type="float">
            <text:p>99708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445" calcext:value-type="float">
            <text:p>445</text:p>
          </table:table-cell>
          <table:table-cell office:value-type="float" office:value="1075" calcext:value-type="float">
            <text:p>1075</text:p>
          </table:table-cell>
          <table:table-cell office:value-type="float" office:value="2142" calcext:value-type="float">
            <text:p>2142</text:p>
          </table:table-cell>
          <table:table-cell table:style-name="ce6" office:value-type="float" office:value="4281" calcext:value-type="float">
            <text:p>4281</text:p>
          </table:table-cell>
          <table:table-cell office:value-type="float" office:value="7983" calcext:value-type="float">
            <text:p>7983</text:p>
          </table:table-cell>
          <table:table-cell office:value-type="float" office:value="10429" calcext:value-type="float">
            <text:p>10429</text:p>
          </table:table-cell>
          <table:table-cell office:value-type="float" office:value="16288" calcext:value-type="float">
            <text:p>16288</text:p>
          </table:table-cell>
          <table:table-cell office:value-type="float" office:value="22115" calcext:value-type="float">
            <text:p>22115</text:p>
          </table:table-cell>
          <table:table-cell office:value-type="float" office:value="39221" calcext:value-type="float">
            <text:p>39221</text:p>
          </table:table-cell>
          <table:table-cell office:value-type="float" office:value="64145" calcext:value-type="float">
            <text:p>64145</text:p>
          </table:table-cell>
          <table:table-cell office:value-type="float" office:value="98295" calcext:value-type="float">
            <text:p>98295</text:p>
          </table:table-cell>
          <table:table-cell table:number-columns-repeated="2"/>
        </table:table-row>
        <table:table-row table:style-name="ro1">
          <table:table-cell table:style-name="ce3" table:formula="of:=SUM([.A17:.A26])/[.$P7]" office:value-type="float" office:value="1.9" calcext:value-type="float">
            <text:p>1,9</text:p>
          </table:table-cell>
          <table:table-cell table:style-name="ce3" table:formula="of:=SUM([.B17:.B26])/[.$P7]" office:value-type="float" office:value="15.9" calcext:value-type="float">
            <text:p>15,9</text:p>
          </table:table-cell>
          <table:table-cell table:style-name="ce3" table:formula="of:=SUM([.C17:.C26])/[.$P7]" office:value-type="float" office:value="130.5" calcext:value-type="float">
            <text:p>130,5</text:p>
          </table:table-cell>
          <table:table-cell table:style-name="ce3" table:formula="of:=SUM([.D17:.D26])/[.$P7]" office:value-type="float" office:value="449.9" calcext:value-type="float">
            <text:p>449,9</text:p>
          </table:table-cell>
          <table:table-cell table:style-name="ce3" table:formula="of:=SUM([.E17:.E26])/[.$P7]" office:value-type="float" office:value="1092.1" calcext:value-type="float">
            <text:p>1092,1</text:p>
          </table:table-cell>
          <table:table-cell table:style-name="ce3" table:formula="of:=SUM([.F17:.F26])/[.$P7]" office:value-type="float" office:value="2197.3" calcext:value-type="float">
            <text:p>2197,3</text:p>
          </table:table-cell>
          <table:table-cell table:style-name="ce3" table:formula="of:=SUM([.G17:.G26])/[.$P7]" office:value-type="float" office:value="4034.9" calcext:value-type="float">
            <text:p>4034,9</text:p>
          </table:table-cell>
          <table:table-cell table:style-name="ce3" table:formula="of:=SUM([.H17:.H26])/[.$P7]" office:value-type="float" office:value="6877.6" calcext:value-type="float">
            <text:p>6877,6</text:p>
          </table:table-cell>
          <table:table-cell table:style-name="ce3" table:formula="of:=SUM([.I17:.I26])/[.$P7]" office:value-type="float" office:value="10066.5" calcext:value-type="float">
            <text:p>10066,5</text:p>
          </table:table-cell>
          <table:table-cell table:style-name="ce3" table:formula="of:=SUM([.J17:.J26])/[.$P7]" office:value-type="float" office:value="15393.2" calcext:value-type="float">
            <text:p>15393,2</text:p>
          </table:table-cell>
          <table:table-cell table:style-name="ce3" table:formula="of:=SUM([.K17:.K26])/[.$P7]" office:value-type="float" office:value="22043.4" calcext:value-type="float">
            <text:p>22043,4</text:p>
          </table:table-cell>
          <table:table-cell table:style-name="ce3" table:formula="of:=SUM([.L17:.L26])/[.$P7]" office:value-type="float" office:value="41345.5" calcext:value-type="float">
            <text:p>41345,5</text:p>
          </table:table-cell>
          <table:table-cell table:style-name="ce3" table:formula="of:=SUM([.M17:.M26])/[.$P7]" office:value-type="float" office:value="65860.2" calcext:value-type="float">
            <text:p>65860,2</text:p>
          </table:table-cell>
          <table:table-cell table:style-name="ce3" table:formula="of:=SUM([.N17:.N26])/[.$P7]" office:value-type="float" office:value="98981.9" calcext:value-type="float">
            <text:p>98981,9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5" table:formula="of:=[.A27]/[.A13]" office:value-type="float" office:value="0.655172413793103" calcext:value-type="float">
            <text:p>0,655172413793103</text:p>
          </table:table-cell>
          <table:table-cell table:style-name="ce5" table:formula="of:=[.B27]/[.B13]" office:value-type="float" office:value="1.07432432432432" calcext:value-type="float">
            <text:p>1,07432432432432</text:p>
          </table:table-cell>
          <table:table-cell table:style-name="ce5" table:formula="of:=[.C27]/[.C13]" office:value-type="float" office:value="0.957446808510638" calcext:value-type="float">
            <text:p>0,957446808510638</text:p>
          </table:table-cell>
          <table:table-cell table:style-name="ce5" table:formula="of:=[.D27]/[.D13]" office:value-type="float" office:value="0.84250936329588" calcext:value-type="float">
            <text:p>0,84250936329588</text:p>
          </table:table-cell>
          <table:table-cell table:style-name="ce5" table:formula="of:=[.E27]/[.E13]" office:value-type="float" office:value="0.889549564225788" calcext:value-type="float">
            <text:p>0,889549564225788</text:p>
          </table:table-cell>
          <table:table-cell table:style-name="ce5" table:formula="of:=[.F27]/[.F13]" office:value-type="float" office:value="1.00301273565527" calcext:value-type="float">
            <text:p>1,00301273565527</text:p>
          </table:table-cell>
          <table:table-cell table:style-name="ce5" table:formula="of:=[.G27]/[.G13]" office:value-type="float" office:value="1.18918361332154" calcext:value-type="float">
            <text:p>1,18918361332154</text:p>
          </table:table-cell>
          <table:table-cell table:style-name="ce5" table:formula="of:=[.H27]/[.H13]" office:value-type="float" office:value="1.37656619030463" calcext:value-type="float">
            <text:p>1,37656619030463</text:p>
          </table:table-cell>
          <table:table-cell table:style-name="ce5" table:formula="of:=[.I27]/[.I13]" office:value-type="float" office:value="1.46763376585508" calcext:value-type="float">
            <text:p>1,46763376585508</text:p>
          </table:table-cell>
          <table:table-cell table:style-name="ce5" table:formula="of:=[.J27]/[.J13]" office:value-type="float" office:value="1.60595090296398" calcext:value-type="float">
            <text:p>1,60595090296398</text:p>
          </table:table-cell>
          <table:table-cell table:style-name="ce5" table:formula="of:=[.K27]/[.K13]" office:value-type="float" office:value="1.6547359887099" calcext:value-type="float">
            <text:p>1,6547359887099</text:p>
          </table:table-cell>
          <table:table-cell table:style-name="ce5" table:formula="of:=[.L27]/[.L13]" office:value-type="float" office:value="1.68460103002054" calcext:value-type="float">
            <text:p>1,68460103002054</text:p>
          </table:table-cell>
          <table:table-cell table:style-name="ce5" table:formula="of:=[.M27]/[.M13]" office:value-type="float" office:value="1.5257955032492" calcext:value-type="float">
            <text:p>1,5257955032492</text:p>
          </table:table-cell>
          <table:table-cell table:style-name="ce5" table:formula="of:=[.N27]/[.N13]" office:value-type="float" office:value="1.44609322724763" calcext:value-type="float">
            <text:p>1,446093227247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07:33.419446365</meta:creation-date>
    <dc:date>2019-04-12T13:38:09.291703451</dc:date>
    <meta:editing-duration>PT9M24S</meta:editing-duration>
    <meta:editing-cycles>2</meta:editing-cycles>
    <meta:generator>LibreOffice/5.2.7.2$Linux_X86_64 LibreOffice_project/20m0$Build-2</meta:generator>
    <meta:document-statistic meta:table-count="1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30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72cm" svg:y="0.316cm" chart:style-name="ch2">
          <text:p>SPEEDUP</text:p>
        </chart:title>
        <chart:legend chart:legend-position="end" svg:x="13.624cm" svg:y="4.201cm" style:legend-expansion="high" chart:style-name="ch3"/>
        <chart:plot-area chart:style-name="ch4" table:cell-range-address="Hoja1.A31:Hoja1.N31" svg:x="0.32cm" svg:y="1.275cm" svg:width="12.984cm" svg:height="7.545cm">
          <chartooo:coordinate-region svg:x="1.047cm" svg:y="1.923cm" svg:width="12.07cm" svg:height="6.698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series chart:style-name="ch9" chart:values-cell-range-address="Hoja1.A31:Hoja1.N3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Fila 31</text:p>
                <draw:g>
                  <svg:desc/>
                </draw:g>
              </table:table-cell>
              <table:table-cell office:value-type="float" office:value="0.655172413793103">
                <text:p>0.655172413793103</text:p>
                <draw:g>
                  <svg:desc>Hoja1.A31:Hoja1.N31</svg:desc>
                </draw:g>
              </table:table-cell>
              <table:table-cell office:value-type="float" office:value="1.07432432432432">
                <text:p>1.07432432432432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84250936329588">
                <text:p>0.84250936329588</text:p>
              </table:table-cell>
              <table:table-cell office:value-type="float" office:value="0.889549564225788">
                <text:p>0.889549564225788</text:p>
              </table:table-cell>
              <table:table-cell office:value-type="float" office:value="1.00301273565527">
                <text:p>1.00301273565527</text:p>
              </table:table-cell>
              <table:table-cell office:value-type="float" office:value="1.18918361332154">
                <text:p>1.18918361332154</text:p>
              </table:table-cell>
              <table:table-cell office:value-type="float" office:value="1.37656619030463">
                <text:p>1.37656619030463</text:p>
              </table:table-cell>
              <table:table-cell office:value-type="float" office:value="1.46763376585508">
                <text:p>1.46763376585508</text:p>
              </table:table-cell>
              <table:table-cell office:value-type="float" office:value="1.60595090296398">
                <text:p>1.60595090296398</text:p>
              </table:table-cell>
              <table:table-cell office:value-type="float" office:value="1.6547359887099">
                <text:p>1.6547359887099</text:p>
              </table:table-cell>
              <table:table-cell office:value-type="float" office:value="1.68460103002054">
                <text:p>1.68460103002054</text:p>
              </table:table-cell>
              <table:table-cell office:value-type="float" office:value="1.5257955032492">
                <text:p>1.5257955032492</text:p>
              </table:table-cell>
              <table:table-cell office:value-type="float" office:value="1.44609322724763">
                <text:p>1.44609322724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